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8.7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8.7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8.96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8pt" style:font-size-asian="48pt" style:font-size-complex="48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8pt" fo:font-style="normal" fo:text-shadow="none" style:text-underline-style="none" fo:font-weight="normal" style:letter-kerning="true" fo:background-color="transparent" style:font-name-asian="Microsoft YaHei" style:font-size-asian="88pt" style:font-style-asian="normal" style:font-weight-asian="normal" style:font-name-complex="Arial" style:font-size-complex="8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6.8cm" svg:height="18.763cm" svg:x="0.6cm" svg:y="0.837cm" presentation:class="subtitle" presentation:user-transformed="true">
          <draw:text-box>
            <text:p text:style-name="P1"><text:span text:style-name="T1">Ser Fiel até o fim</text:span></text:p>
            <text:p text:style-name="P1"><text:span text:style-name="T2">Michelle Nascimento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5" draw:layer="layout" svg:width="25.199cm" svg:height="18.763cm" svg:x="1.4cm" svg:y="0.837cm" presentation:class="subtitle" presentation:user-transformed="true">
          <draw:text-box>
            <text:p text:style-name="P4"><text:span text:style-name="T3">Quando não suporta mais</text:span></text:p>
            <text:p text:style-name="P4"><text:span text:style-name="T3">esperar a sua vez</text:span></text:p>
            <text:p text:style-name="P4"><text:span text:style-name="T3">Quando a dor e a aflição</text:span></text:p>
            <text:p text:style-name="P4"><text:span text:style-name="T3">toma o teu coração</text:span></text:p>
            <text:p text:style-name="P4"><text:span text:style-name="T3">Lembre do que o senhor te prometeu fazer e das batalhas que ganhou tudo por amar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Te mandei eu o Senhor ser valente pra vencer onde for irei estou contigo e não te deixarei</text:span></text:p>
            <text:p text:style-name="P4"><text:span text:style-name="T3">Tão somente basta crer</text:span></text:p>
            <text:p text:style-name="P4"><text:span text:style-name="T3">que sou Deus</text:span></text:p>
            <text:p text:style-name="P4"><text:span text:style-name="T3">Para cumprir não te mandei eu ser fiel e forte até o f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6:58:23.048000000</meta:creation-date>
    <dc:date>2017-01-07T12:27:13.876067563</dc:date>
    <meta:editing-duration>PT5M48S</meta:editing-duration>
    <meta:editing-cycles>2</meta:editing-cycles>
    <meta:generator>LibreOffice/5.2.4.2.1$Linux_X86_64 LibreOffice_project/20m0$Build-2</meta:generator>
    <meta:document-statistic meta:object-count="30"/>
  </office:meta>
</office:document-meta>
</file>